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able:cell-range-source table:name="CSV_all" xlink:type="simple" xlink:href="../state.csv" table:filter-name="Text - txt - csv (StarCalc)" table:filter-options="9/59/44,34,76,1,,0,false,false,true,false,false" table:last-column-spanned="6" table:last-row-spanned="17" table:refresh-delay="PT00H01M00S"/>
            <text:p>NAME</text:p>
          </table:table-cell>
          <table:table-cell office:value-type="string" calcext:value-type="string">
            <text:p>POPESTIMATE2019</text:p>
          </table:table-cell>
          <table:table-cell office:value-type="string" calcext:value-type="string">
            <text:p>Confirmed 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stal</text:p>
          </table:table-cell>
          <table:table-cell office:value-type="string" calcext:value-type="string">
            <text:p>Hospital Count</text:p>
          </table:table-cell>
          <table:table-cell table:style-name="Default" office:value-type="string" calcext:value-type="string">
            <text:p>Confirmed PerCapita</text:p>
          </table:table-cell>
          <table:table-cell table:style-name="Default" office:value-type="string" calcext:value-type="string">
            <text:p>Deaths PerCapita</text:p>
          </table:table-cell>
          <table:table-cell office:value-type="string" calcext:value-type="string">
            <text:p>Cases per Hospital</text:p>
          </table:table-cell>
          <table:table-cell office:value-type="string" calcext:value-type="string">
            <text:p>Deaths per Hospital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7278717" calcext:value-type="float">
            <text:p>72787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</text:p>
          </table:table-cell>
          <table:table-cell office:value-type="float" office:value="94" calcext:value-type="float">
            <text:p>94</text:p>
          </table:table-cell>
          <table:table-cell table:formula="of:=([.C2]/[.B2])" office:value-type="float" office:value="0.000000274773699815503" calcext:value-type="float">
            <text:p>00.00000027</text:p>
          </table:table-cell>
          <table:table-cell table:formula="of:=([.D2]/[.B2])" office:value-type="float" office:value="0" calcext:value-type="float">
            <text:p>00.00000000</text:p>
          </table:table-cell>
          <table:table-cell table:formula="of:=([.C2]/[.F2])" office:value-type="float" office:value="0.0212765957446808" calcext:value-type="float">
            <text:p>0.021276595744681</text:p>
          </table:table-cell>
          <table:table-cell table:formula="of:=([.D2]/[.F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9512223" calcext:value-type="float">
            <text:p>3951222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office:value-type="float" office:value="383" calcext:value-type="float">
            <text:p>383</text:p>
          </table:table-cell>
          <table:table-cell table:formula="of:=([.C3]/[.B3])" office:value-type="float" office:value="0.00000129073983005208" calcext:value-type="float">
            <text:p>00.00000129</text:p>
          </table:table-cell>
          <table:table-cell table:formula="of:=([.D3]/[.B3])" office:value-type="float" office:value="0.0000000253086241186683" calcext:value-type="float">
            <text:p>00.00000003</text:p>
          </table:table-cell>
          <table:table-cell table:formula="of:=([.C3]/[.F3])" office:value-type="float" office:value="0.133159268929504" calcext:value-type="float">
            <text:p>0.133159268929504</text:p>
          </table:table-cell>
          <table:table-cell table:formula="of:=([.D3]/[.F3])" office:value-type="float" office:value="0.00261096605744125" calcext:value-type="float">
            <text:p>0.002610966057441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21477737" calcext:value-type="float">
            <text:p>214777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</text:p>
          </table:table-cell>
          <table:table-cell office:value-type="float" office:value="211" calcext:value-type="float">
            <text:p>211</text:p>
          </table:table-cell>
          <table:table-cell table:formula="of:=([.C4]/[.B4])" office:value-type="float" office:value="0.000000139679520239958" calcext:value-type="float">
            <text:p>00.00000014</text:p>
          </table:table-cell>
          <table:table-cell table:formula="of:=([.D4]/[.B4])" office:value-type="float" office:value="0" calcext:value-type="float">
            <text:p>00.00000000</text:p>
          </table:table-cell>
          <table:table-cell table:formula="of:=([.C4]/[.F4])" office:value-type="float" office:value="0.014218009478673" calcext:value-type="float">
            <text:p>0.014218009478673</text:p>
          </table:table-cell>
          <table:table-cell table:formula="of:=([.D4]/[.F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0617423" calcext:value-type="float">
            <text:p>106174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</text:p>
          </table:table-cell>
          <table:table-cell office:value-type="float" office:value="147" calcext:value-type="float">
            <text:p>147</text:p>
          </table:table-cell>
          <table:table-cell table:formula="of:=([.C5]/[.B5])" office:value-type="float" office:value="0.000000188369626038258" calcext:value-type="float">
            <text:p>00.00000019</text:p>
          </table:table-cell>
          <table:table-cell table:formula="of:=([.D5]/[.B5])" office:value-type="float" office:value="0" calcext:value-type="float">
            <text:p>00.00000000</text:p>
          </table:table-cell>
          <table:table-cell table:formula="of:=([.C5]/[.F5])" office:value-type="float" office:value="0.0136054421768707" calcext:value-type="float">
            <text:p>0.013605442176871</text:p>
          </table:table-cell>
          <table:table-cell table:formula="of:=([.D5]/[.F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12671821" calcext:value-type="float">
            <text:p>126718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</text:p>
          </table:table-cell>
          <table:table-cell office:value-type="float" office:value="194" calcext:value-type="float">
            <text:p>194</text:p>
          </table:table-cell>
          <table:table-cell table:formula="of:=([.C6]/[.B6])" office:value-type="float" office:value="0.000000315661024567819" calcext:value-type="float">
            <text:p>00.00000032</text:p>
          </table:table-cell>
          <table:table-cell table:formula="of:=([.D6]/[.B6])" office:value-type="float" office:value="0" calcext:value-type="float">
            <text:p>00.00000000</text:p>
          </table:table-cell>
          <table:table-cell table:formula="of:=([.C6]/[.F6])" office:value-type="float" office:value="0.0206185567010309" calcext:value-type="float">
            <text:p>0.020618556701031</text:p>
          </table:table-cell>
          <table:table-cell table:formula="of:=([.D6]/[.F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6892503" calcext:value-type="float">
            <text:p>68925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78" calcext:value-type="float">
            <text:p>78</text:p>
          </table:table-cell>
          <table:table-cell table:formula="of:=([.C7]/[.B7])" office:value-type="float" office:value="0.000000290170348855851" calcext:value-type="float">
            <text:p>00.00000029</text:p>
          </table:table-cell>
          <table:table-cell table:formula="of:=([.D7]/[.B7])" office:value-type="float" office:value="0" calcext:value-type="float">
            <text:p>00.00000000</text:p>
          </table:table-cell>
          <table:table-cell table:formula="of:=([.C7]/[.F7])" office:value-type="float" office:value="0.0256410256410256" calcext:value-type="float">
            <text:p>0.025641025641026</text:p>
          </table:table-cell>
          <table:table-cell table:formula="of:=([.D7]/[.F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float" office:value="1934408" calcext:value-type="float">
            <text:p>19344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</text:p>
          </table:table-cell>
          <table:table-cell office:value-type="float" office:value="91" calcext:value-type="float">
            <text:p>91</text:p>
          </table:table-cell>
          <table:table-cell table:formula="of:=([.C8]/[.B8])" office:value-type="float" office:value="0.00000672040231429978" calcext:value-type="float">
            <text:p>00.00000672</text:p>
          </table:table-cell>
          <table:table-cell table:formula="of:=([.D8]/[.B8])" office:value-type="float" office:value="0" calcext:value-type="float">
            <text:p>00.00000000</text:p>
          </table:table-cell>
          <table:table-cell table:formula="of:=([.C8]/[.F8])" office:value-type="float" office:value="0.142857142857143" calcext:value-type="float">
            <text:p>0.142857142857143</text:p>
          </table:table-cell>
          <table:table-cell table:formula="of:=([.D8]/[.F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float" office:value="1359711" calcext:value-type="float">
            <text:p>13597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H</text:p>
          </table:table-cell>
          <table:table-cell office:value-type="float" office:value="28" calcext:value-type="float">
            <text:p>28</text:p>
          </table:table-cell>
          <table:table-cell table:formula="of:=([.C9]/[.B9])" office:value-type="float" office:value="0.00000147090080171448" calcext:value-type="float">
            <text:p>00.00000147</text:p>
          </table:table-cell>
          <table:table-cell table:formula="of:=([.D9]/[.B9])" office:value-type="float" office:value="0" calcext:value-type="float">
            <text:p>00.00000000</text:p>
          </table:table-cell>
          <table:table-cell table:formula="of:=([.C9]/[.F9])" office:value-type="float" office:value="0.0714285714285714" calcext:value-type="float">
            <text:p>0.071428571428572</text:p>
          </table:table-cell>
          <table:table-cell table:formula="of:=([.D9]/[.F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19453561" calcext:value-type="float">
            <text:p>1945356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Y</text:p>
          </table:table-cell>
          <table:table-cell office:value-type="float" office:value="194" calcext:value-type="float">
            <text:p>194</text:p>
          </table:table-cell>
          <table:table-cell table:formula="of:=([.C10]/[.B10])" office:value-type="float" office:value="0.000000565449174061243" calcext:value-type="float">
            <text:p>00.00000057</text:p>
          </table:table-cell>
          <table:table-cell table:formula="of:=([.D10]/[.B10])" office:value-type="float" office:value="0" calcext:value-type="float">
            <text:p>00.00000000</text:p>
          </table:table-cell>
          <table:table-cell table:formula="of:=([.C10]/[.F10])" office:value-type="float" office:value="0.0567010309278351" calcext:value-type="float">
            <text:p>0.056701030927835</text:p>
          </table:table-cell>
          <table:table-cell table:formula="of:=([.D10]/[.F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10488084" calcext:value-type="float">
            <text:p>104880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table:formula="of:=([.C11]/[.B11])" office:value-type="float" office:value="0.0000000953462996673177" calcext:value-type="float">
            <text:p>00.00000010</text:p>
          </table:table-cell>
          <table:table-cell table:formula="of:=([.D11]/[.B11])" office:value-type="float" office:value="0" calcext:value-type="float">
            <text:p>00.00000000</text:p>
          </table:table-cell>
          <table:table-cell table:formula="of:=([.C11]/[.F11])" office:value-type="float" office:value="0.00833333333333333" calcext:value-type="float">
            <text:p>0.008333333333333</text:p>
          </table:table-cell>
          <table:table-cell table:formula="of:=([.D11]/[.F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4217737" calcext:value-type="float">
            <text:p>42177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office:value-type="float" office:value="62" calcext:value-type="float">
            <text:p>62</text:p>
          </table:table-cell>
          <table:table-cell table:formula="of:=([.C12]/[.B12])" office:value-type="float" office:value="0.000000474187935378617" calcext:value-type="float">
            <text:p>00.00000047</text:p>
          </table:table-cell>
          <table:table-cell table:formula="of:=([.D12]/[.B12])" office:value-type="float" office:value="0" calcext:value-type="float">
            <text:p>00.00000000</text:p>
          </table:table-cell>
          <table:table-cell table:formula="of:=([.C12]/[.F12])" office:value-type="float" office:value="0.032258064516129" calcext:value-type="float">
            <text:p>0.032258064516129</text:p>
          </table:table-cell>
          <table:table-cell table:formula="of:=([.D12]/[.F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float" office:value="1059361" calcext:value-type="float">
            <text:p>10593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</text:p>
          </table:table-cell>
          <table:table-cell office:value-type="float" office:value="12" calcext:value-type="float">
            <text:p>12</text:p>
          </table:table-cell>
          <table:table-cell table:formula="of:=([.C13]/[.B13])" office:value-type="float" office:value="0.00000188793055436249" calcext:value-type="float">
            <text:p>00.00000189</text:p>
          </table:table-cell>
          <table:table-cell table:formula="of:=([.D13]/[.B13])" office:value-type="float" office:value="0" calcext:value-type="float">
            <text:p>00.00000000</text:p>
          </table:table-cell>
          <table:table-cell table:formula="of:=([.C13]/[.F13])" office:value-type="float" office:value="0.166666666666667" calcext:value-type="float">
            <text:p>0.166666666666667</text:p>
          </table:table-cell>
          <table:table-cell table:formula="of:=([.D13]/[.F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28995881" calcext:value-type="float">
            <text:p>289958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X</text:p>
          </table:table-cell>
          <table:table-cell office:value-type="float" office:value="457" calcext:value-type="float">
            <text:p>457</text:p>
          </table:table-cell>
          <table:table-cell table:formula="of:=([.C14]/[.B14])" office:value-type="float" office:value="0.000000379364227629435" calcext:value-type="float">
            <text:p>00.00000038</text:p>
          </table:table-cell>
          <table:table-cell table:formula="of:=([.D14]/[.B14])" office:value-type="float" office:value="0" calcext:value-type="float">
            <text:p>00.00000000</text:p>
          </table:table-cell>
          <table:table-cell table:formula="of:=([.C14]/[.F14])" office:value-type="float" office:value="0.0240700218818381" calcext:value-type="float">
            <text:p>0.024070021881838</text:p>
          </table:table-cell>
          <table:table-cell table:formula="of:=([.D14]/[.F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3205958" calcext:value-type="float">
            <text:p>32059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</text:p>
          </table:table-cell>
          <table:table-cell office:value-type="float" office:value="52" calcext:value-type="float">
            <text:p>52</text:p>
          </table:table-cell>
          <table:table-cell table:formula="of:=([.C15]/[.B15])" office:value-type="float" office:value="0.000000311919245355055" calcext:value-type="float">
            <text:p>00.00000031</text:p>
          </table:table-cell>
          <table:table-cell table:formula="of:=([.D15]/[.B15])" office:value-type="float" office:value="0" calcext:value-type="float">
            <text:p>00.00000000</text:p>
          </table:table-cell>
          <table:table-cell table:formula="of:=([.C15]/[.F15])" office:value-type="float" office:value="0.0192307692307692" calcext:value-type="float">
            <text:p>0.019230769230769</text:p>
          </table:table-cell>
          <table:table-cell table:formula="of:=([.D15]/[.F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7614893" calcext:value-type="float">
            <text:p>7614893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</text:p>
          </table:table-cell>
          <table:table-cell office:value-type="float" office:value="101" calcext:value-type="float">
            <text:p>101</text:p>
          </table:table-cell>
          <table:table-cell table:formula="of:=([.C16]/[.B16])" office:value-type="float" office:value="0.00000577815078951208" calcext:value-type="float">
            <text:p>00.00000578</text:p>
          </table:table-cell>
          <table:table-cell table:formula="of:=([.D16]/[.B16])" office:value-type="float" office:value="0.00000131321608852547" calcext:value-type="float">
            <text:p>00.00000131</text:p>
          </table:table-cell>
          <table:table-cell table:formula="of:=([.C16]/[.F16])" office:value-type="float" office:value="0.435643564356436" calcext:value-type="float">
            <text:p>0.435643564356436</text:p>
          </table:table-cell>
          <table:table-cell table:formula="of:=([.D16]/[.F16])" office:value-type="float" office:value="0.099009900990099" calcext:value-type="float">
            <text:p>0.099009900990099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5822434" calcext:value-type="float">
            <text:p>58224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</text:p>
          </table:table-cell>
          <table:table-cell office:value-type="float" office:value="136" calcext:value-type="float">
            <text:p>136</text:p>
          </table:table-cell>
          <table:table-cell table:formula="of:=([.C17]/[.B17])" office:value-type="float" office:value="0.000000171749477967462" calcext:value-type="float">
            <text:p>00.00000017</text:p>
          </table:table-cell>
          <table:table-cell table:formula="of:=([.D17]/[.B17])" office:value-type="float" office:value="0" calcext:value-type="float">
            <text:p>00.00000000</text:p>
          </table:table-cell>
          <table:table-cell table:formula="of:=([.C17]/[.F17])" office:value-type="float" office:value="0.00735294117647059" calcext:value-type="float">
            <text:p>0.007352941176471</text:p>
          </table:table-cell>
          <table:table-cell table:formula="of:=([.D17]/[.F17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4T12:05:56.096088299</meta:creation-date>
    <dc:date>2020-03-04T15:42:41.180531913</dc:date>
    <meta:editing-duration>PT20M29S</meta:editing-duration>
    <meta:editing-cycles>6</meta:editing-cycles>
    <meta:generator>LibreOffice/6.4.1.2$MacOSX_X86_64 LibreOffice_project/4d224e95b98b138af42a64d84056446d09082932</meta:generator>
    <meta:document-statistic meta:table-count="1" meta:cell-count="170" meta:object-count="0"/>
  </office:meta>
</office:document-meta>
</file>